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HASH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-84.02" calcext:value-type="float">
            <text:p>-84.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4]-[.E4]" office:value-type="float" office:value="0" calcext:value-type="float">
            <text:p>0</text:p>
          </table:table-cell>
          <table:table-cell table:formula="of:=[.F24]-[.F4]" office:value-type="float" office:value="-32.66" calcext:value-type="float">
            <text:p>-32.66</text:p>
          </table:table-cell>
          <table:table-cell table:formula="of:=[.G24]-[.G4]" office:value-type="float" office:value="-60.67" calcext:value-type="float">
            <text:p>-60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84.02" calcext:value-type="float">
            <text:p>-84.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5]-[.E5]" office:value-type="float" office:value="0" calcext:value-type="float">
            <text:p>0</text:p>
          </table:table-cell>
          <table:table-cell table:formula="of:=[.F25]-[.F5]" office:value-type="float" office:value="-35.98" calcext:value-type="float">
            <text:p>-35.98</text:p>
          </table:table-cell>
          <table:table-cell table:formula="of:=[.G25]-[.G5]" office:value-type="float" office:value="-73.95" calcext:value-type="float">
            <text:p>-73.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84.02" calcext:value-type="float">
            <text:p>-84.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6]-[.E6]" office:value-type="float" office:value="0" calcext:value-type="float">
            <text:p>0</text:p>
          </table:table-cell>
          <table:table-cell table:formula="of:=[.F26]-[.F6]" office:value-type="float" office:value="-33.26" calcext:value-type="float">
            <text:p>-33.26</text:p>
          </table:table-cell>
          <table:table-cell table:formula="of:=[.G26]-[.G6]" office:value-type="float" office:value="-62.68" calcext:value-type="float">
            <text:p>-62.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91.68" calcext:value-type="float">
            <text:p>-91.68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7]-[.E7]" office:value-type="float" office:value="0" calcext:value-type="float">
            <text:p>0</text:p>
          </table:table-cell>
          <table:table-cell table:formula="of:=[.F27]-[.F7]" office:value-type="float" office:value="-32.87" calcext:value-type="float">
            <text:p>-32.87</text:p>
          </table:table-cell>
          <table:table-cell table:formula="of:=[.G27]-[.G7]" office:value-type="float" office:value="-61.3" calcext:value-type="float">
            <text:p>-61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91.68" calcext:value-type="float">
            <text:p>-91.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8]-[.E8]" office:value-type="float" office:value="0" calcext:value-type="float">
            <text:p>0</text:p>
          </table:table-cell>
          <table:table-cell table:formula="of:=[.F28]-[.F8]" office:value-type="float" office:value="-36.62" calcext:value-type="float">
            <text:p>-36.62</text:p>
          </table:table-cell>
          <table:table-cell table:formula="of:=[.G28]-[.G8]" office:value-type="float" office:value="-75.95" calcext:value-type="float">
            <text:p>-75.95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E29]-[.E9]" office:value-type="float" office:value="0" calcext:value-type="float">
            <text:p>0</text:p>
          </table:table-cell>
          <table:table-cell table:formula="of:=[.F29]-[.F9]" office:value-type="float" office:value="0" calcext:value-type="float">
            <text:p>0</text:p>
          </table:table-cell>
          <table:table-cell table:formula="of:=[.G2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E30]-[.E10]" office:value-type="float" office:value="0" calcext:value-type="float">
            <text:p>0</text:p>
          </table:table-cell>
          <table:table-cell table:formula="of:=[.F30]-[.F10]" office:value-type="float" office:value="0" calcext:value-type="float">
            <text:p>0</text:p>
          </table:table-cell>
          <table:table-cell table:formula="of:=[.G3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94.79" calcext:value-type="float">
            <text:p>-94.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31]-[.E11]" office:value-type="float" office:value="0" calcext:value-type="float">
            <text:p>0</text:p>
          </table:table-cell>
          <table:table-cell table:formula="of:=[.F31]-[.F11]" office:value-type="float" office:value="-36.88" calcext:value-type="float">
            <text:p>-36.88</text:p>
          </table:table-cell>
          <table:table-cell table:formula="of:=[.G31]-[.G11]" office:value-type="float" office:value="-76.84" calcext:value-type="float">
            <text:p>-76.84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E32]-[.E12]" office:value-type="float" office:value="0" calcext:value-type="float">
            <text:p>0</text:p>
          </table:table-cell>
          <table:table-cell table:formula="of:=[.F32]-[.F12]" office:value-type="float" office:value="0" calcext:value-type="float">
            <text:p>0</text:p>
          </table:table-cell>
          <table:table-cell table:formula="of:=[.G32]-[.G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64.86" calcext:value-type="float">
            <text:p>-64.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E13]" office:value-type="float" office:value="0" calcext:value-type="float">
            <text:p>0</text:p>
          </table:table-cell>
          <table:table-cell table:formula="of:=[.F33]-[.F13]" office:value-type="float" office:value="-32.79" calcext:value-type="float">
            <text:p>-32.79</text:p>
          </table:table-cell>
          <table:table-cell table:formula="of:=[.G33]-[.G13]" office:value-type="float" office:value="-54.82" calcext:value-type="float">
            <text:p>-54.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64.86" calcext:value-type="float">
            <text:p>-64.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34]-[.E14]" office:value-type="float" office:value="0" calcext:value-type="float">
            <text:p>0</text:p>
          </table:table-cell>
          <table:table-cell table:formula="of:=[.F34]-[.F14]" office:value-type="float" office:value="-37.66" calcext:value-type="float">
            <text:p>-37.66</text:p>
          </table:table-cell>
          <table:table-cell table:formula="of:=[.G34]-[.G14]" office:value-type="float" office:value="-69.74" calcext:value-type="float">
            <text:p>-69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64.86" calcext:value-type="float">
            <text:p>-64.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35]-[.E15]" office:value-type="float" office:value="0" calcext:value-type="float">
            <text:p>0</text:p>
          </table:table-cell>
          <table:table-cell table:formula="of:=[.F35]-[.F15]" office:value-type="float" office:value="-33.45" calcext:value-type="float">
            <text:p>-33.45</text:p>
          </table:table-cell>
          <table:table-cell table:formula="of:=[.G35]-[.G15]" office:value-type="float" office:value="-56.25" calcext:value-type="float">
            <text:p>-56.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80.11" calcext:value-type="float">
            <text:p>-80.1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E36]-[.E16]" office:value-type="float" office:value="0" calcext:value-type="float">
            <text:p>0</text:p>
          </table:table-cell>
          <table:table-cell table:formula="of:=[.F36]-[.F16]" office:value-type="float" office:value="-32.44" calcext:value-type="float">
            <text:p>-32.44</text:p>
          </table:table-cell>
          <table:table-cell table:formula="of:=[.G36]-[.G16]" office:value-type="float" office:value="-54.12" calcext:value-type="float">
            <text:p>-54.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80.11" calcext:value-type="float">
            <text:p>-80.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37]-[.E17]" office:value-type="float" office:value="0" calcext:value-type="float">
            <text:p>0</text:p>
          </table:table-cell>
          <table:table-cell table:formula="of:=[.F37]-[.F17]" office:value-type="float" office:value="-38.23" calcext:value-type="float">
            <text:p>-38.23</text:p>
          </table:table-cell>
          <table:table-cell table:formula="of:=[.G37]-[.G17]" office:value-type="float" office:value="-71.63" calcext:value-type="float">
            <text:p>-71.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80.11" calcext:value-type="float">
            <text:p>-80.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38]-[.E18]" office:value-type="float" office:value="0" calcext:value-type="float">
            <text:p>0</text:p>
          </table:table-cell>
          <table:table-cell table:formula="of:=[.F38]-[.F18]" office:value-type="float" office:value="-33.12" calcext:value-type="float">
            <text:p>-33.12</text:p>
          </table:table-cell>
          <table:table-cell table:formula="of:=[.G38]-[.G18]" office:value-type="float" office:value="-55.51" calcext:value-type="float">
            <text:p>-55.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86.21" calcext:value-type="float">
            <text:p>-86.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39]-[.E19]" office:value-type="float" office:value="0" calcext:value-type="float">
            <text:p>0</text:p>
          </table:table-cell>
          <table:table-cell table:formula="of:=[.F39]-[.F19]" office:value-type="float" office:value="-33.06" calcext:value-type="float">
            <text:p>-33.06</text:p>
          </table:table-cell>
          <table:table-cell table:formula="of:=[.G39]-[.G19]" office:value-type="float" office:value="-54.83" calcext:value-type="float">
            <text:p>-54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86.21" calcext:value-type="float">
            <text:p>-86.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40]-[.E20]" office:value-type="float" office:value="0" calcext:value-type="float">
            <text:p>0</text:p>
          </table:table-cell>
          <table:table-cell table:formula="of:=[.F40]-[.F20]" office:value-type="float" office:value="-39.17" calcext:value-type="float">
            <text:p>-39.17</text:p>
          </table:table-cell>
          <table:table-cell table:formula="of:=[.G40]-[.G20]" office:value-type="float" office:value="-73.84" calcext:value-type="float">
            <text:p>-73.84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E41]-[.E21]" office:value-type="float" office:value="0" calcext:value-type="float">
            <text:p>0</text:p>
          </table:table-cell>
          <table:table-cell table:formula="of:=[.F41]-[.F21]" office:value-type="float" office:value="0" calcext:value-type="float">
            <text:p>0</text:p>
          </table:table-cell>
          <table:table-cell table:formula="of:=[.G41]-[.G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MIN([.J4:.J21])" office:value-type="float" office:value="-39.17" calcext:value-type="float">
            <text:p>-39.17</text:p>
          </table:table-cell>
          <table:table-cell table:formula="of:=MIN([.K4:.K21])" office:value-type="float" office:value="-76.84" calcext:value-type="float">
            <text:p>-76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HING</text:p>
          </table:table-cell>
          <table:table-cell table:number-columns-repeated="6"/>
          <table:table-cell office:value-type="string" calcext:value-type="string">
            <text:p>VARIABLE REU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float" office:value="-84.02" calcext:value-type="float">
            <text:p>-84.02</text:p>
          </table:table-cell>
          <table:table-cell office:value-type="float" office:value="-32.66" calcext:value-type="float">
            <text:p>-32.66</text:p>
          </table:table-cell>
          <table:table-cell office:value-type="float" office:value="-60.67" calcext:value-type="float">
            <text:p>-60.67</text:p>
          </table:table-cell>
          <table:table-cell/>
          <table:table-cell table:formula="of:=[.E44]-[.E24]" office:value-type="float" office:value="0" calcext:value-type="float">
            <text:p>0</text:p>
          </table:table-cell>
          <table:table-cell table:formula="of:=[.F44]-[.F24]" office:value-type="float" office:value="-15.47" calcext:value-type="float">
            <text:p>-15.47</text:p>
          </table:table-cell>
          <table:table-cell table:formula="of:=[.G44]-[.G24]" office:value-type="float" office:value="-0.0899999999999963" calcext:value-type="float">
            <text:p>-0.0899999999999963</text:p>
          </table:table-cell>
          <table:table-cell/>
          <table:table-cell table:formula="of:=[.E64]-[.E24]" office:value-type="float" office:value="0" calcext:value-type="float">
            <text:p>0</text:p>
          </table:table-cell>
          <table:table-cell table:formula="of:=[.F64]-[.F24]" office:value-type="float" office:value="-23.06" calcext:value-type="float">
            <text:p>-23.06</text:p>
          </table:table-cell>
          <table:table-cell table:formula="of:=[.G64]-[.G24]" office:value-type="float" office:value="-7.24" calcext:value-type="float">
            <text:p>-7.24</text:p>
          </table:table-cell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-84.02" calcext:value-type="float">
            <text:p>-84.02</text:p>
          </table:table-cell>
          <table:table-cell office:value-type="float" office:value="-35.98" calcext:value-type="float">
            <text:p>-35.98</text:p>
          </table:table-cell>
          <table:table-cell office:value-type="float" office:value="-73.95" calcext:value-type="float">
            <text:p>-73.95</text:p>
          </table:table-cell>
          <table:table-cell/>
          <table:table-cell table:formula="of:=[.E45]-[.E25]" office:value-type="float" office:value="0" calcext:value-type="float">
            <text:p>0</text:p>
          </table:table-cell>
          <table:table-cell table:formula="of:=[.F45]-[.F25]" office:value-type="float" office:value="-17.15" calcext:value-type="float">
            <text:p>-17.15</text:p>
          </table:table-cell>
          <table:table-cell table:formula="of:=[.G45]-[.G25]" office:value-type="float" office:value="0" calcext:value-type="float">
            <text:p>0</text:p>
          </table:table-cell>
          <table:table-cell/>
          <table:table-cell table:formula="of:=[.E65]-[.E25]" office:value-type="float" office:value="0" calcext:value-type="float">
            <text:p>0</text:p>
          </table:table-cell>
          <table:table-cell table:formula="of:=[.F65]-[.F25]" office:value-type="float" office:value="-17.15" calcext:value-type="float">
            <text:p>-17.15</text:p>
          </table:table-cell>
          <table:table-cell table:formula="of:=[.G65]-[.G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-84.02" calcext:value-type="float">
            <text:p>-84.02</text:p>
          </table:table-cell>
          <table:table-cell office:value-type="float" office:value="-33.26" calcext:value-type="float">
            <text:p>-33.26</text:p>
          </table:table-cell>
          <table:table-cell office:value-type="float" office:value="-62.68" calcext:value-type="float">
            <text:p>-62.68</text:p>
          </table:table-cell>
          <table:table-cell/>
          <table:table-cell table:formula="of:=[.E46]-[.E26]" office:value-type="float" office:value="0" calcext:value-type="float">
            <text:p>0</text:p>
          </table:table-cell>
          <table:table-cell table:formula="of:=[.F46]-[.F26]" office:value-type="float" office:value="-15.67" calcext:value-type="float">
            <text:p>-15.67</text:p>
          </table:table-cell>
          <table:table-cell table:formula="of:=[.G46]-[.G26]" office:value-type="float" office:value="0" calcext:value-type="float">
            <text:p>0</text:p>
          </table:table-cell>
          <table:table-cell/>
          <table:table-cell table:formula="of:=[.E66]-[.E26]" office:value-type="float" office:value="0" calcext:value-type="float">
            <text:p>0</text:p>
          </table:table-cell>
          <table:table-cell table:formula="of:=[.F66]-[.F26]" office:value-type="float" office:value="-23.32" calcext:value-type="float">
            <text:p>-23.32</text:p>
          </table:table-cell>
          <table:table-cell table:formula="of:=[.G66]-[.G26]" office:value-type="float" office:value="-7.38" calcext:value-type="float">
            <text:p>-7.38</text:p>
          </table:table-cell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float" office:value="-91.68" calcext:value-type="float">
            <text:p>-91.68</text:p>
          </table:table-cell>
          <table:table-cell office:value-type="float" office:value="-32.89" calcext:value-type="float">
            <text:p>-32.89</text:p>
          </table:table-cell>
          <table:table-cell office:value-type="float" office:value="-61.3" calcext:value-type="float">
            <text:p>-61.3</text:p>
          </table:table-cell>
          <table:table-cell/>
          <table:table-cell table:formula="of:=[.E47]-[.E27]" office:value-type="float" office:value="0" calcext:value-type="float">
            <text:p>0</text:p>
          </table:table-cell>
          <table:table-cell table:formula="of:=[.F47]-[.F27]" office:value-type="float" office:value="-15.49" calcext:value-type="float">
            <text:p>-15.49</text:p>
          </table:table-cell>
          <table:table-cell table:formula="of:=[.G47]-[.G27]" office:value-type="float" office:value="-0.0400000000000063" calcext:value-type="float">
            <text:p>-0.0400000000000063</text:p>
          </table:table-cell>
          <table:table-cell/>
          <table:table-cell table:formula="of:=[.E67]-[.E27]" office:value-type="float" office:value="0" calcext:value-type="float">
            <text:p>0</text:p>
          </table:table-cell>
          <table:table-cell table:formula="of:=[.F67]-[.F27]" office:value-type="float" office:value="-23.3" calcext:value-type="float">
            <text:p>-23.3</text:p>
          </table:table-cell>
          <table:table-cell table:formula="of:=[.G67]-[.G27]" office:value-type="float" office:value="-7.38000000000001" calcext:value-type="float">
            <text:p>-7.38000000000001</text:p>
          </table:table-cell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-91.68" calcext:value-type="float">
            <text:p>-91.68</text:p>
          </table:table-cell>
          <table:table-cell office:value-type="float" office:value="-36.62" calcext:value-type="float">
            <text:p>-36.62</text:p>
          </table:table-cell>
          <table:table-cell office:value-type="float" office:value="-75.95" calcext:value-type="float">
            <text:p>-75.95</text:p>
          </table:table-cell>
          <table:table-cell/>
          <table:table-cell table:formula="of:=[.E48]-[.E28]" office:value-type="float" office:value="0" calcext:value-type="float">
            <text:p>0</text:p>
          </table:table-cell>
          <table:table-cell table:formula="of:=[.F48]-[.F28]" office:value-type="float" office:value="-17.32" calcext:value-type="float">
            <text:p>-17.32</text:p>
          </table:table-cell>
          <table:table-cell table:formula="of:=[.G48]-[.G28]" office:value-type="float" office:value="0" calcext:value-type="float">
            <text:p>0</text:p>
          </table:table-cell>
          <table:table-cell/>
          <table:table-cell table:formula="of:=[.E68]-[.E28]" office:value-type="float" office:value="0" calcext:value-type="float">
            <text:p>0</text:p>
          </table:table-cell>
          <table:table-cell table:formula="of:=[.F68]-[.F28]" office:value-type="float" office:value="-17.32" calcext:value-type="float">
            <text:p>-17.32</text:p>
          </table:table-cell>
          <table:table-cell table:formula="of:=[.G68]-[.G2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table:number-columns-repeated="4"/>
          <table:table-cell table:formula="of:=[.E49]-[.E29]" office:value-type="float" office:value="0" calcext:value-type="float">
            <text:p>0</text:p>
          </table:table-cell>
          <table:table-cell table:formula="of:=[.F49]-[.F29]" office:value-type="float" office:value="0" calcext:value-type="float">
            <text:p>0</text:p>
          </table:table-cell>
          <table:table-cell table:formula="of:=[.G49]-[.G29]" office:value-type="float" office:value="0" calcext:value-type="float">
            <text:p>0</text:p>
          </table:table-cell>
          <table:table-cell/>
          <table:table-cell table:formula="of:=[.E69]-[.E29]" office:value-type="float" office:value="0" calcext:value-type="float">
            <text:p>0</text:p>
          </table:table-cell>
          <table:table-cell table:formula="of:=[.F69]-[.F29]" office:value-type="float" office:value="0" calcext:value-type="float">
            <text:p>0</text:p>
          </table:table-cell>
          <table:table-cell table:formula="of:=[.G69]-[.G2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formula="of:=[.E50]-[.E30]" office:value-type="float" office:value="0" calcext:value-type="float">
            <text:p>0</text:p>
          </table:table-cell>
          <table:table-cell table:formula="of:=[.F50]-[.F30]" office:value-type="float" office:value="0" calcext:value-type="float">
            <text:p>0</text:p>
          </table:table-cell>
          <table:table-cell table:formula="of:=[.G50]-[.G30]" office:value-type="float" office:value="0" calcext:value-type="float">
            <text:p>0</text:p>
          </table:table-cell>
          <table:table-cell/>
          <table:table-cell table:formula="of:=[.E70]-[.E30]" office:value-type="float" office:value="0" calcext:value-type="float">
            <text:p>0</text:p>
          </table:table-cell>
          <table:table-cell table:formula="of:=[.F70]-[.F30]" office:value-type="float" office:value="0" calcext:value-type="float">
            <text:p>0</text:p>
          </table:table-cell>
          <table:table-cell table:formula="of:=[.G70]-[.G3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-94.79" calcext:value-type="float">
            <text:p>-94.79</text:p>
          </table:table-cell>
          <table:table-cell office:value-type="float" office:value="-36.88" calcext:value-type="float">
            <text:p>-36.88</text:p>
          </table:table-cell>
          <table:table-cell office:value-type="float" office:value="-76.84" calcext:value-type="float">
            <text:p>-76.84</text:p>
          </table:table-cell>
          <table:table-cell/>
          <table:table-cell table:formula="of:=[.E51]-[.E31]" office:value-type="float" office:value="0" calcext:value-type="float">
            <text:p>0</text:p>
          </table:table-cell>
          <table:table-cell table:formula="of:=[.F51]-[.F31]" office:value-type="float" office:value="-17.4" calcext:value-type="float">
            <text:p>-17.4</text:p>
          </table:table-cell>
          <table:table-cell table:formula="of:=[.G51]-[.G31]" office:value-type="float" office:value="0" calcext:value-type="float">
            <text:p>0</text:p>
          </table:table-cell>
          <table:table-cell/>
          <table:table-cell table:formula="of:=[.E71]-[.E31]" office:value-type="float" office:value="0" calcext:value-type="float">
            <text:p>0</text:p>
          </table:table-cell>
          <table:table-cell table:formula="of:=[.F71]-[.F31]" office:value-type="float" office:value="-17.4" calcext:value-type="float">
            <text:p>-17.4</text:p>
          </table:table-cell>
          <table:table-cell table:formula="of:=[.G71]-[.G3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table:number-columns-repeated="4"/>
          <table:table-cell table:formula="of:=[.E52]-[.E32]" office:value-type="float" office:value="0" calcext:value-type="float">
            <text:p>0</text:p>
          </table:table-cell>
          <table:table-cell table:formula="of:=[.F52]-[.F32]" office:value-type="float" office:value="0" calcext:value-type="float">
            <text:p>0</text:p>
          </table:table-cell>
          <table:table-cell table:formula="of:=[.G52]-[.G32]" office:value-type="float" office:value="0" calcext:value-type="float">
            <text:p>0</text:p>
          </table:table-cell>
          <table:table-cell/>
          <table:table-cell table:formula="of:=[.E72]-[.E32]" office:value-type="float" office:value="0" calcext:value-type="float">
            <text:p>0</text:p>
          </table:table-cell>
          <table:table-cell table:formula="of:=[.F72]-[.F32]" office:value-type="float" office:value="0" calcext:value-type="float">
            <text:p>0</text:p>
          </table:table-cell>
          <table:table-cell table:formula="of:=[.G72]-[.G3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float" office:value="-64.86" calcext:value-type="float">
            <text:p>-64.86</text:p>
          </table:table-cell>
          <table:table-cell office:value-type="float" office:value="-32.79" calcext:value-type="float">
            <text:p>-32.79</text:p>
          </table:table-cell>
          <table:table-cell office:value-type="float" office:value="-54.82" calcext:value-type="float">
            <text:p>-54.82</text:p>
          </table:table-cell>
          <table:table-cell/>
          <table:table-cell table:formula="of:=[.E53]-[.E33]" office:value-type="float" office:value="0" calcext:value-type="float">
            <text:p>0</text:p>
          </table:table-cell>
          <table:table-cell table:formula="of:=[.F53]-[.F33]" office:value-type="float" office:value="-9.01" calcext:value-type="float">
            <text:p>-9.01</text:p>
          </table:table-cell>
          <table:table-cell table:formula="of:=[.G53]-[.G33]" office:value-type="float" office:value="0" calcext:value-type="float">
            <text:p>0</text:p>
          </table:table-cell>
          <table:table-cell/>
          <table:table-cell table:formula="of:=[.E73]-[.E33]" office:value-type="float" office:value="0" calcext:value-type="float">
            <text:p>0</text:p>
          </table:table-cell>
          <table:table-cell table:formula="of:=[.F73]-[.F33]" office:value-type="float" office:value="-19.21" calcext:value-type="float">
            <text:p>-19.21</text:p>
          </table:table-cell>
          <table:table-cell table:formula="of:=[.G73]-[.G33]" office:value-type="float" office:value="-8.47" calcext:value-type="float">
            <text:p>-8.47</text:p>
          </table:table-cell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-64.86" calcext:value-type="float">
            <text:p>-64.86</text:p>
          </table:table-cell>
          <table:table-cell office:value-type="float" office:value="-37.66" calcext:value-type="float">
            <text:p>-37.66</text:p>
          </table:table-cell>
          <table:table-cell office:value-type="float" office:value="-69.74" calcext:value-type="float">
            <text:p>-69.74</text:p>
          </table:table-cell>
          <table:table-cell/>
          <table:table-cell table:formula="of:=[.E54]-[.E34]" office:value-type="float" office:value="0" calcext:value-type="float">
            <text:p>0</text:p>
          </table:table-cell>
          <table:table-cell table:formula="of:=[.F54]-[.F34]" office:value-type="float" office:value="-10.46" calcext:value-type="float">
            <text:p>-10.46</text:p>
          </table:table-cell>
          <table:table-cell table:formula="of:=[.G54]-[.G34]" office:value-type="float" office:value="0" calcext:value-type="float">
            <text:p>0</text:p>
          </table:table-cell>
          <table:table-cell/>
          <table:table-cell table:formula="of:=[.E74]-[.E34]" office:value-type="float" office:value="0" calcext:value-type="float">
            <text:p>0</text:p>
          </table:table-cell>
          <table:table-cell table:formula="of:=[.F74]-[.F34]" office:value-type="float" office:value="-10.46" calcext:value-type="float">
            <text:p>-10.46</text:p>
          </table:table-cell>
          <table:table-cell table:formula="of:=[.G74]-[.G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-64.86" calcext:value-type="float">
            <text:p>-64.86</text:p>
          </table:table-cell>
          <table:table-cell office:value-type="float" office:value="-33.45" calcext:value-type="float">
            <text:p>-33.45</text:p>
          </table:table-cell>
          <table:table-cell office:value-type="float" office:value="-56.25" calcext:value-type="float">
            <text:p>-56.25</text:p>
          </table:table-cell>
          <table:table-cell/>
          <table:table-cell table:formula="of:=[.E55]-[.E35]" office:value-type="float" office:value="0" calcext:value-type="float">
            <text:p>0</text:p>
          </table:table-cell>
          <table:table-cell table:formula="of:=[.F55]-[.F35]" office:value-type="float" office:value="-9.11" calcext:value-type="float">
            <text:p>-9.11</text:p>
          </table:table-cell>
          <table:table-cell table:formula="of:=[.G55]-[.G35]" office:value-type="float" office:value="0" calcext:value-type="float">
            <text:p>0</text:p>
          </table:table-cell>
          <table:table-cell/>
          <table:table-cell table:formula="of:=[.E75]-[.E35]" office:value-type="float" office:value="0" calcext:value-type="float">
            <text:p>0</text:p>
          </table:table-cell>
          <table:table-cell table:formula="of:=[.F75]-[.F35]" office:value-type="float" office:value="-19.41" calcext:value-type="float">
            <text:p>-19.41</text:p>
          </table:table-cell>
          <table:table-cell table:formula="of:=[.G75]-[.G35]" office:value-type="float" office:value="-8.81999999999999" calcext:value-type="float">
            <text:p>-8.81999999999999</text:p>
          </table:table-cell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float" office:value="-80.11" calcext:value-type="float">
            <text:p>-80.11</text:p>
          </table:table-cell>
          <table:table-cell office:value-type="float" office:value="-32.44" calcext:value-type="float">
            <text:p>-32.44</text:p>
          </table:table-cell>
          <table:table-cell office:value-type="float" office:value="-54.08" calcext:value-type="float">
            <text:p>-54.08</text:p>
          </table:table-cell>
          <table:table-cell/>
          <table:table-cell table:formula="of:=[.E56]-[.E36]" office:value-type="float" office:value="0" calcext:value-type="float">
            <text:p>0</text:p>
          </table:table-cell>
          <table:table-cell table:formula="of:=[.F56]-[.F36]" office:value-type="float" office:value="-8.82" calcext:value-type="float">
            <text:p>-8.82</text:p>
          </table:table-cell>
          <table:table-cell table:formula="of:=[.G56]-[.G36]" office:value-type="float" office:value="0" calcext:value-type="float">
            <text:p>0</text:p>
          </table:table-cell>
          <table:table-cell/>
          <table:table-cell table:formula="of:=[.E76]-[.E36]" office:value-type="float" office:value="0" calcext:value-type="float">
            <text:p>0</text:p>
          </table:table-cell>
          <table:table-cell table:formula="of:=[.F76]-[.F36]" office:value-type="float" office:value="-19.36" calcext:value-type="float">
            <text:p>-19.36</text:p>
          </table:table-cell>
          <table:table-cell table:formula="of:=[.G76]-[.G36]" office:value-type="float" office:value="-8.09" calcext:value-type="float">
            <text:p>-8.09</text:p>
          </table:table-cell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-80.11" calcext:value-type="float">
            <text:p>-80.11</text:p>
          </table:table-cell>
          <table:table-cell office:value-type="float" office:value="-38.23" calcext:value-type="float">
            <text:p>-38.23</text:p>
          </table:table-cell>
          <table:table-cell office:value-type="float" office:value="-71.63" calcext:value-type="float">
            <text:p>-71.63</text:p>
          </table:table-cell>
          <table:table-cell/>
          <table:table-cell table:formula="of:=[.E57]-[.E37]" office:value-type="float" office:value="0" calcext:value-type="float">
            <text:p>0</text:p>
          </table:table-cell>
          <table:table-cell table:formula="of:=[.F57]-[.F37]" office:value-type="float" office:value="-10.43" calcext:value-type="float">
            <text:p>-10.43</text:p>
          </table:table-cell>
          <table:table-cell table:formula="of:=[.G57]-[.G37]" office:value-type="float" office:value="0" calcext:value-type="float">
            <text:p>0</text:p>
          </table:table-cell>
          <table:table-cell/>
          <table:table-cell table:formula="of:=[.E77]-[.E37]" office:value-type="float" office:value="0" calcext:value-type="float">
            <text:p>0</text:p>
          </table:table-cell>
          <table:table-cell table:formula="of:=[.F77]-[.F37]" office:value-type="float" office:value="-10.43" calcext:value-type="float">
            <text:p>-10.43</text:p>
          </table:table-cell>
          <table:table-cell table:formula="of:=[.G77]-[.G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float" office:value="-80.11" calcext:value-type="float">
            <text:p>-80.11</text:p>
          </table:table-cell>
          <table:table-cell office:value-type="float" office:value="-33.12" calcext:value-type="float">
            <text:p>-33.12</text:p>
          </table:table-cell>
          <table:table-cell office:value-type="float" office:value="-55.51" calcext:value-type="float">
            <text:p>-55.51</text:p>
          </table:table-cell>
          <table:table-cell/>
          <table:table-cell table:formula="of:=[.E58]-[.E38]" office:value-type="float" office:value="0" calcext:value-type="float">
            <text:p>0</text:p>
          </table:table-cell>
          <table:table-cell table:formula="of:=[.F58]-[.F38]" office:value-type="float" office:value="-8.94000000000001" calcext:value-type="float">
            <text:p>-8.94000000000001</text:p>
          </table:table-cell>
          <table:table-cell table:formula="of:=[.G58]-[.G38]" office:value-type="float" office:value="0" calcext:value-type="float">
            <text:p>0</text:p>
          </table:table-cell>
          <table:table-cell/>
          <table:table-cell table:formula="of:=[.E78]-[.E38]" office:value-type="float" office:value="0" calcext:value-type="float">
            <text:p>0</text:p>
          </table:table-cell>
          <table:table-cell table:formula="of:=[.F78]-[.F38]" office:value-type="float" office:value="-19.6" calcext:value-type="float">
            <text:p>-19.6</text:p>
          </table:table-cell>
          <table:table-cell table:formula="of:=[.G78]-[.G38]" office:value-type="float" office:value="-8.84" calcext:value-type="float">
            <text:p>-8.84</text:p>
          </table:table-cell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float" office:value="-86.21" calcext:value-type="float">
            <text:p>-86.21</text:p>
          </table:table-cell>
          <table:table-cell office:value-type="float" office:value="-33.06" calcext:value-type="float">
            <text:p>-33.06</text:p>
          </table:table-cell>
          <table:table-cell office:value-type="float" office:value="-54.83" calcext:value-type="float">
            <text:p>-54.83</text:p>
          </table:table-cell>
          <table:table-cell/>
          <table:table-cell table:formula="of:=[.E59]-[.E39]" office:value-type="float" office:value="0" calcext:value-type="float">
            <text:p>0</text:p>
          </table:table-cell>
          <table:table-cell table:formula="of:=[.F59]-[.F39]" office:value-type="float" office:value="-8.94" calcext:value-type="float">
            <text:p>-8.94</text:p>
          </table:table-cell>
          <table:table-cell table:formula="of:=[.G59]-[.G39]" office:value-type="float" office:value="0" calcext:value-type="float">
            <text:p>0</text:p>
          </table:table-cell>
          <table:table-cell/>
          <table:table-cell table:formula="of:=[.E79]-[.E39]" office:value-type="float" office:value="0" calcext:value-type="float">
            <text:p>0</text:p>
          </table:table-cell>
          <table:table-cell table:formula="of:=[.F79]-[.F39]" office:value-type="float" office:value="-19.6" calcext:value-type="float">
            <text:p>-19.6</text:p>
          </table:table-cell>
          <table:table-cell table:formula="of:=[.G79]-[.G39]" office:value-type="float" office:value="-8.81" calcext:value-type="float">
            <text:p>-8.81</text:p>
          </table:table-cell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-86.21" calcext:value-type="float">
            <text:p>-86.21</text:p>
          </table:table-cell>
          <table:table-cell office:value-type="float" office:value="-39.17" calcext:value-type="float">
            <text:p>-39.17</text:p>
          </table:table-cell>
          <table:table-cell office:value-type="float" office:value="-73.84" calcext:value-type="float">
            <text:p>-73.84</text:p>
          </table:table-cell>
          <table:table-cell/>
          <table:table-cell table:formula="of:=[.E60]-[.E40]" office:value-type="float" office:value="0" calcext:value-type="float">
            <text:p>0</text:p>
          </table:table-cell>
          <table:table-cell table:formula="of:=[.F60]-[.F40]" office:value-type="float" office:value="-10.57" calcext:value-type="float">
            <text:p>-10.57</text:p>
          </table:table-cell>
          <table:table-cell table:formula="of:=[.G60]-[.G40]" office:value-type="float" office:value="0" calcext:value-type="float">
            <text:p>0</text:p>
          </table:table-cell>
          <table:table-cell/>
          <table:table-cell table:formula="of:=[.E80]-[.E40]" office:value-type="float" office:value="0" calcext:value-type="float">
            <text:p>0</text:p>
          </table:table-cell>
          <table:table-cell table:formula="of:=[.F80]-[.F40]" office:value-type="float" office:value="-10.57" calcext:value-type="float">
            <text:p>-10.57</text:p>
          </table:table-cell>
          <table:table-cell table:formula="of:=[.G80]-[.G4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table:number-columns-repeated="4"/>
          <table:table-cell table:formula="of:=[.E61]-[.E41]" office:value-type="float" office:value="0" calcext:value-type="float">
            <text:p>0</text:p>
          </table:table-cell>
          <table:table-cell table:formula="of:=[.F61]-[.F41]" office:value-type="float" office:value="0" calcext:value-type="float">
            <text:p>0</text:p>
          </table:table-cell>
          <table:table-cell table:formula="of:=[.G61]-[.G41]" office:value-type="float" office:value="0" calcext:value-type="float">
            <text:p>0</text:p>
          </table:table-cell>
          <table:table-cell/>
          <table:table-cell table:formula="of:=[.E81]-[.E41]" office:value-type="float" office:value="0" calcext:value-type="float">
            <text:p>0</text:p>
          </table:table-cell>
          <table:table-cell table:formula="of:=[.F81]-[.F41]" office:value-type="float" office:value="0" calcext:value-type="float">
            <text:p>0</text:p>
          </table:table-cell>
          <table:table-cell table:formula="of:=[.G81]-[.G4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MIN([.J24:.J41])" office:value-type="float" office:value="-17.4" calcext:value-type="float">
            <text:p>-17.4</text:p>
          </table:table-cell>
          <table:table-cell table:formula="of:=MIN([.K24:.K41])" office:value-type="float" office:value="-0.0899999999999963" calcext:value-type="float">
            <text:p>-0.0899999999999963</text:p>
          </table:table-cell>
          <table:table-cell table:number-columns-repeated="2"/>
          <table:table-cell table:formula="of:=MIN([.N24:.N41])" office:value-type="float" office:value="-23.32" calcext:value-type="float">
            <text:p>-23.32</text:p>
          </table:table-cell>
          <table:table-cell table:formula="of:=MIN([.O24:.O41])" office:value-type="float" office:value="-8.84" calcext:value-type="float">
            <text:p>-8.84</text:p>
          </table:table-cell>
        </table:table-row>
        <table:table-row table:style-name="ro1">
          <table:table-cell office:value-type="string" calcext:value-type="string">
            <text:p>VARIABLE REUSE</text:p>
          </table:table-cell>
          <table:table-cell table:number-columns-repeated="6"/>
          <table:table-cell office:value-type="string" calcext:value-type="string">
            <text:p>MERK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float" office:value="-84.02" calcext:value-type="float">
            <text:p>-84.02</text:p>
          </table:table-cell>
          <table:table-cell office:value-type="float" office:value="-48.13" calcext:value-type="float">
            <text:p>-48.13</text:p>
          </table:table-cell>
          <table:table-cell office:value-type="float" office:value="-60.76" calcext:value-type="float">
            <text:p>-60.76</text:p>
          </table:table-cell>
          <table:table-cell/>
          <table:table-cell table:formula="of:=[.E64]-[.E44]" office:value-type="float" office:value="0" calcext:value-type="float">
            <text:p>0</text:p>
          </table:table-cell>
          <table:table-cell table:formula="of:=[.F64]-[.F44]" office:value-type="float" office:value="-7.59" calcext:value-type="float">
            <text:p>-7.59</text:p>
          </table:table-cell>
          <table:table-cell table:formula="of:=[.G64]-[.G44]" office:value-type="float" office:value="-7.15" calcext:value-type="float">
            <text:p>-7.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-84.02" calcext:value-type="float">
            <text:p>-84.02</text:p>
          </table:table-cell>
          <table:table-cell office:value-type="float" office:value="-53.13" calcext:value-type="float">
            <text:p>-53.13</text:p>
          </table:table-cell>
          <table:table-cell office:value-type="float" office:value="-73.95" calcext:value-type="float">
            <text:p>-73.95</text:p>
          </table:table-cell>
          <table:table-cell/>
          <table:table-cell table:formula="of:=[.E65]-[.E45]" office:value-type="float" office:value="0" calcext:value-type="float">
            <text:p>0</text:p>
          </table:table-cell>
          <table:table-cell table:formula="of:=[.F65]-[.F45]" office:value-type="float" office:value="0" calcext:value-type="float">
            <text:p>0</text:p>
          </table:table-cell>
          <table:table-cell table:formula="of:=[.G65]-[.G4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-84.02" calcext:value-type="float">
            <text:p>-84.02</text:p>
          </table:table-cell>
          <table:table-cell office:value-type="float" office:value="-48.93" calcext:value-type="float">
            <text:p>-48.93</text:p>
          </table:table-cell>
          <table:table-cell office:value-type="float" office:value="-62.68" calcext:value-type="float">
            <text:p>-62.68</text:p>
          </table:table-cell>
          <table:table-cell/>
          <table:table-cell table:formula="of:=[.E66]-[.E46]" office:value-type="float" office:value="0" calcext:value-type="float">
            <text:p>0</text:p>
          </table:table-cell>
          <table:table-cell table:formula="of:=[.F66]-[.F46]" office:value-type="float" office:value="-7.65" calcext:value-type="float">
            <text:p>-7.65</text:p>
          </table:table-cell>
          <table:table-cell table:formula="of:=[.G66]-[.G46]" office:value-type="float" office:value="-7.38" calcext:value-type="float">
            <text:p>-7.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float" office:value="-91.68" calcext:value-type="float">
            <text:p>-91.68</text:p>
          </table:table-cell>
          <table:table-cell office:value-type="float" office:value="-48.38" calcext:value-type="float">
            <text:p>-48.38</text:p>
          </table:table-cell>
          <table:table-cell office:value-type="float" office:value="-61.34" calcext:value-type="float">
            <text:p>-61.34</text:p>
          </table:table-cell>
          <table:table-cell/>
          <table:table-cell table:formula="of:=[.E67]-[.E47]" office:value-type="float" office:value="0" calcext:value-type="float">
            <text:p>0</text:p>
          </table:table-cell>
          <table:table-cell table:formula="of:=[.F67]-[.F47]" office:value-type="float" office:value="-7.81" calcext:value-type="float">
            <text:p>-7.81</text:p>
          </table:table-cell>
          <table:table-cell table:formula="of:=[.G67]-[.G47]" office:value-type="float" office:value="-7.34" calcext:value-type="float">
            <text:p>-7.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-91.68" calcext:value-type="float">
            <text:p>-91.68</text:p>
          </table:table-cell>
          <table:table-cell office:value-type="float" office:value="-53.94" calcext:value-type="float">
            <text:p>-53.94</text:p>
          </table:table-cell>
          <table:table-cell office:value-type="float" office:value="-75.95" calcext:value-type="float">
            <text:p>-75.95</text:p>
          </table:table-cell>
          <table:table-cell/>
          <table:table-cell table:formula="of:=[.E68]-[.E48]" office:value-type="float" office:value="0" calcext:value-type="float">
            <text:p>0</text:p>
          </table:table-cell>
          <table:table-cell table:formula="of:=[.F68]-[.F48]" office:value-type="float" office:value="0" calcext:value-type="float">
            <text:p>0</text:p>
          </table:table-cell>
          <table:table-cell table:formula="of:=[.G68]-[.G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table:number-columns-repeated="4"/>
          <table:table-cell table:formula="of:=[.E69]-[.E49]" office:value-type="float" office:value="0" calcext:value-type="float">
            <text:p>0</text:p>
          </table:table-cell>
          <table:table-cell table:formula="of:=[.F69]-[.F49]" office:value-type="float" office:value="0" calcext:value-type="float">
            <text:p>0</text:p>
          </table:table-cell>
          <table:table-cell table:formula="of:=[.G69]-[.G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formula="of:=[.E70]-[.E50]" office:value-type="float" office:value="0" calcext:value-type="float">
            <text:p>0</text:p>
          </table:table-cell>
          <table:table-cell table:formula="of:=[.F70]-[.F50]" office:value-type="float" office:value="0" calcext:value-type="float">
            <text:p>0</text:p>
          </table:table-cell>
          <table:table-cell table:formula="of:=[.G70]-[.G5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-94.79" calcext:value-type="float">
            <text:p>-94.79</text:p>
          </table:table-cell>
          <table:table-cell office:value-type="float" office:value="-54.28" calcext:value-type="float">
            <text:p>-54.28</text:p>
          </table:table-cell>
          <table:table-cell office:value-type="float" office:value="-76.84" calcext:value-type="float">
            <text:p>-76.84</text:p>
          </table:table-cell>
          <table:table-cell/>
          <table:table-cell table:formula="of:=[.E71]-[.E51]" office:value-type="float" office:value="0" calcext:value-type="float">
            <text:p>0</text:p>
          </table:table-cell>
          <table:table-cell table:formula="of:=[.F71]-[.F51]" office:value-type="float" office:value="0" calcext:value-type="float">
            <text:p>0</text:p>
          </table:table-cell>
          <table:table-cell table:formula="of:=[.G71]-[.G5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table:number-columns-repeated="4"/>
          <table:table-cell table:formula="of:=[.E72]-[.E52]" office:value-type="float" office:value="0" calcext:value-type="float">
            <text:p>0</text:p>
          </table:table-cell>
          <table:table-cell table:formula="of:=[.F72]-[.F52]" office:value-type="float" office:value="0" calcext:value-type="float">
            <text:p>0</text:p>
          </table:table-cell>
          <table:table-cell table:formula="of:=[.G72]-[.G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float" office:value="-64.86" calcext:value-type="float">
            <text:p>-64.86</text:p>
          </table:table-cell>
          <table:table-cell office:value-type="float" office:value="-41.8" calcext:value-type="float">
            <text:p>-41.8</text:p>
          </table:table-cell>
          <table:table-cell office:value-type="float" office:value="-54.82" calcext:value-type="float">
            <text:p>-54.82</text:p>
          </table:table-cell>
          <table:table-cell/>
          <table:table-cell table:formula="of:=[.E73]-[.E53]" office:value-type="float" office:value="0" calcext:value-type="float">
            <text:p>0</text:p>
          </table:table-cell>
          <table:table-cell table:formula="of:=[.F73]-[.F53]" office:value-type="float" office:value="-10.2" calcext:value-type="float">
            <text:p>-10.2</text:p>
          </table:table-cell>
          <table:table-cell table:formula="of:=[.G73]-[.G53]" office:value-type="float" office:value="-8.47" calcext:value-type="float">
            <text:p>-8.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-64.86" calcext:value-type="float">
            <text:p>-64.86</text:p>
          </table:table-cell>
          <table:table-cell office:value-type="float" office:value="-48.12" calcext:value-type="float">
            <text:p>-48.12</text:p>
          </table:table-cell>
          <table:table-cell office:value-type="float" office:value="-69.74" calcext:value-type="float">
            <text:p>-69.74</text:p>
          </table:table-cell>
          <table:table-cell/>
          <table:table-cell table:formula="of:=[.E74]-[.E54]" office:value-type="float" office:value="0" calcext:value-type="float">
            <text:p>0</text:p>
          </table:table-cell>
          <table:table-cell table:formula="of:=[.F74]-[.F54]" office:value-type="float" office:value="0" calcext:value-type="float">
            <text:p>0</text:p>
          </table:table-cell>
          <table:table-cell table:formula="of:=[.G74]-[.G5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-64.86" calcext:value-type="float">
            <text:p>-64.86</text:p>
          </table:table-cell>
          <table:table-cell office:value-type="float" office:value="-42.56" calcext:value-type="float">
            <text:p>-42.56</text:p>
          </table:table-cell>
          <table:table-cell office:value-type="float" office:value="-56.25" calcext:value-type="float">
            <text:p>-56.25</text:p>
          </table:table-cell>
          <table:table-cell/>
          <table:table-cell table:formula="of:=[.E75]-[.E55]" office:value-type="float" office:value="0" calcext:value-type="float">
            <text:p>0</text:p>
          </table:table-cell>
          <table:table-cell table:formula="of:=[.F75]-[.F55]" office:value-type="float" office:value="-10.3" calcext:value-type="float">
            <text:p>-10.3</text:p>
          </table:table-cell>
          <table:table-cell table:formula="of:=[.G75]-[.G55]" office:value-type="float" office:value="-8.81999999999999" calcext:value-type="float">
            <text:p>-8.819999999999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float" office:value="-80.11" calcext:value-type="float">
            <text:p>-80.11</text:p>
          </table:table-cell>
          <table:table-cell office:value-type="float" office:value="-41.26" calcext:value-type="float">
            <text:p>-41.26</text:p>
          </table:table-cell>
          <table:table-cell office:value-type="float" office:value="-54.08" calcext:value-type="float">
            <text:p>-54.08</text:p>
          </table:table-cell>
          <table:table-cell/>
          <table:table-cell table:formula="of:=[.E76]-[.E56]" office:value-type="float" office:value="0" calcext:value-type="float">
            <text:p>0</text:p>
          </table:table-cell>
          <table:table-cell table:formula="of:=[.F76]-[.F56]" office:value-type="float" office:value="-10.54" calcext:value-type="float">
            <text:p>-10.54</text:p>
          </table:table-cell>
          <table:table-cell table:formula="of:=[.G76]-[.G56]" office:value-type="float" office:value="-8.09" calcext:value-type="float">
            <text:p>-8.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-80.11" calcext:value-type="float">
            <text:p>-80.11</text:p>
          </table:table-cell>
          <table:table-cell office:value-type="float" office:value="-48.66" calcext:value-type="float">
            <text:p>-48.66</text:p>
          </table:table-cell>
          <table:table-cell office:value-type="float" office:value="-71.63" calcext:value-type="float">
            <text:p>-71.63</text:p>
          </table:table-cell>
          <table:table-cell/>
          <table:table-cell table:formula="of:=[.E77]-[.E57]" office:value-type="float" office:value="0" calcext:value-type="float">
            <text:p>0</text:p>
          </table:table-cell>
          <table:table-cell table:formula="of:=[.F77]-[.F57]" office:value-type="float" office:value="0" calcext:value-type="float">
            <text:p>0</text:p>
          </table:table-cell>
          <table:table-cell table:formula="of:=[.G77]-[.G5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float" office:value="-80.11" calcext:value-type="float">
            <text:p>-80.11</text:p>
          </table:table-cell>
          <table:table-cell office:value-type="float" office:value="-42.06" calcext:value-type="float">
            <text:p>-42.06</text:p>
          </table:table-cell>
          <table:table-cell office:value-type="float" office:value="-55.51" calcext:value-type="float">
            <text:p>-55.51</text:p>
          </table:table-cell>
          <table:table-cell/>
          <table:table-cell table:formula="of:=[.E78]-[.E58]" office:value-type="float" office:value="0" calcext:value-type="float">
            <text:p>0</text:p>
          </table:table-cell>
          <table:table-cell table:formula="of:=[.F78]-[.F58]" office:value-type="float" office:value="-10.66" calcext:value-type="float">
            <text:p>-10.66</text:p>
          </table:table-cell>
          <table:table-cell table:formula="of:=[.G78]-[.G58]" office:value-type="float" office:value="-8.84" calcext:value-type="float">
            <text:p>-8.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float" office:value="-86.21" calcext:value-type="float">
            <text:p>-86.21</text:p>
          </table:table-cell>
          <table:table-cell office:value-type="float" office:value="-42" calcext:value-type="float">
            <text:p>-42</text:p>
          </table:table-cell>
          <table:table-cell office:value-type="float" office:value="-54.83" calcext:value-type="float">
            <text:p>-54.83</text:p>
          </table:table-cell>
          <table:table-cell/>
          <table:table-cell table:formula="of:=[.E79]-[.E59]" office:value-type="float" office:value="0" calcext:value-type="float">
            <text:p>0</text:p>
          </table:table-cell>
          <table:table-cell table:formula="of:=[.F79]-[.F59]" office:value-type="float" office:value="-10.66" calcext:value-type="float">
            <text:p>-10.66</text:p>
          </table:table-cell>
          <table:table-cell table:formula="of:=[.G79]-[.G59]" office:value-type="float" office:value="-8.81" calcext:value-type="float">
            <text:p>-8.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-86.21" calcext:value-type="float">
            <text:p>-86.21</text:p>
          </table:table-cell>
          <table:table-cell office:value-type="float" office:value="-49.74" calcext:value-type="float">
            <text:p>-49.74</text:p>
          </table:table-cell>
          <table:table-cell office:value-type="float" office:value="-73.84" calcext:value-type="float">
            <text:p>-73.84</text:p>
          </table:table-cell>
          <table:table-cell/>
          <table:table-cell table:formula="of:=[.E80]-[.E60]" office:value-type="float" office:value="0" calcext:value-type="float">
            <text:p>0</text:p>
          </table:table-cell>
          <table:table-cell table:formula="of:=[.F80]-[.F60]" office:value-type="float" office:value="0" calcext:value-type="float">
            <text:p>0</text:p>
          </table:table-cell>
          <table:table-cell table:formula="of:=[.G80]-[.G6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table:number-columns-repeated="4"/>
          <table:table-cell table:formula="of:=[.E81]-[.E61]" office:value-type="float" office:value="0" calcext:value-type="float">
            <text:p>0</text:p>
          </table:table-cell>
          <table:table-cell table:formula="of:=[.F81]-[.F61]" office:value-type="float" office:value="0" calcext:value-type="float">
            <text:p>0</text:p>
          </table:table-cell>
          <table:table-cell table:formula="of:=[.G81]-[.G6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MIN([.J44:.J61])" office:value-type="float" office:value="-10.66" calcext:value-type="float">
            <text:p>-10.66</text:p>
          </table:table-cell>
          <table:table-cell table:formula="of:=MIN([.K44:.K61])" office:value-type="float" office:value="-8.84" calcext:value-type="float">
            <text:p>-8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KLE</text:p>
          </table:table-cell>
          <table:table-cell table:number-columns-repeated="6"/>
          <table:table-cell office:value-type="string" calcext:value-type="string">
            <text:p>GG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float" office:value="-84.02" calcext:value-type="float">
            <text:p>-84.02</text:p>
          </table:table-cell>
          <table:table-cell office:value-type="float" office:value="-55.72" calcext:value-type="float">
            <text:p>-55.72</text:p>
          </table:table-cell>
          <table:table-cell office:value-type="float" office:value="-67.91" calcext:value-type="float">
            <text:p>-67.91</text:p>
          </table:table-cell>
          <table:table-cell/>
          <table:table-cell table:formula="of:=[.E84]-[.E64]" office:value-type="float" office:value="0" calcext:value-type="float">
            <text:p>0</text:p>
          </table:table-cell>
          <table:table-cell table:formula="of:=[.F84]-[.F64]" office:value-type="float" office:value="-3.33" calcext:value-type="float">
            <text:p>-3.33</text:p>
          </table:table-cell>
          <table:table-cell table:formula="of:=[.G84]-[.G64]" office:value-type="float" office:value="-0.0900000000000034" calcext:value-type="float">
            <text:p>-0.09000000000000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-84.02" calcext:value-type="float">
            <text:p>-84.02</text:p>
          </table:table-cell>
          <table:table-cell office:value-type="float" office:value="-53.13" calcext:value-type="float">
            <text:p>-53.13</text:p>
          </table:table-cell>
          <table:table-cell office:value-type="float" office:value="-73.95" calcext:value-type="float">
            <text:p>-73.95</text:p>
          </table:table-cell>
          <table:table-cell/>
          <table:table-cell table:formula="of:=[.E85]-[.E65]" office:value-type="float" office:value="0" calcext:value-type="float">
            <text:p>0</text:p>
          </table:table-cell>
          <table:table-cell table:formula="of:=[.F85]-[.F65]" office:value-type="float" office:value="0" calcext:value-type="float">
            <text:p>0</text:p>
          </table:table-cell>
          <table:table-cell table:formula="of:=[.G85]-[.G6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-84.02" calcext:value-type="float">
            <text:p>-84.02</text:p>
          </table:table-cell>
          <table:table-cell office:value-type="float" office:value="-56.58" calcext:value-type="float">
            <text:p>-56.58</text:p>
          </table:table-cell>
          <table:table-cell office:value-type="float" office:value="-70.06" calcext:value-type="float">
            <text:p>-70.06</text:p>
          </table:table-cell>
          <table:table-cell/>
          <table:table-cell table:formula="of:=[.E86]-[.E66]" office:value-type="float" office:value="0" calcext:value-type="float">
            <text:p>0</text:p>
          </table:table-cell>
          <table:table-cell table:formula="of:=[.F86]-[.F66]" office:value-type="float" office:value="-3.54" calcext:value-type="float">
            <text:p>-3.54</text:p>
          </table:table-cell>
          <table:table-cell table:formula="of:=[.G86]-[.G66]" office:value-type="float" office:value="0.0499999999999972" calcext:value-type="float">
            <text:p>0.04999999999999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float" office:value="-91.68" calcext:value-type="float">
            <text:p>-91.68</text:p>
          </table:table-cell>
          <table:table-cell office:value-type="float" office:value="-56.19" calcext:value-type="float">
            <text:p>-56.19</text:p>
          </table:table-cell>
          <table:table-cell office:value-type="float" office:value="-68.68" calcext:value-type="float">
            <text:p>-68.68</text:p>
          </table:table-cell>
          <table:table-cell/>
          <table:table-cell table:formula="of:=[.E87]-[.E67]" office:value-type="float" office:value="0" calcext:value-type="float">
            <text:p>0</text:p>
          </table:table-cell>
          <table:table-cell table:formula="of:=[.F87]-[.F67]" office:value-type="float" office:value="-3.65000000000001" calcext:value-type="float">
            <text:p>-3.65000000000001</text:p>
          </table:table-cell>
          <table:table-cell table:formula="of:=[.G87]-[.G6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-91.68" calcext:value-type="float">
            <text:p>-91.68</text:p>
          </table:table-cell>
          <table:table-cell office:value-type="float" office:value="-53.94" calcext:value-type="float">
            <text:p>-53.94</text:p>
          </table:table-cell>
          <table:table-cell office:value-type="float" office:value="-75.95" calcext:value-type="float">
            <text:p>-75.95</text:p>
          </table:table-cell>
          <table:table-cell/>
          <table:table-cell table:formula="of:=[.E88]-[.E68]" office:value-type="float" office:value="0" calcext:value-type="float">
            <text:p>0</text:p>
          </table:table-cell>
          <table:table-cell table:formula="of:=[.F88]-[.F68]" office:value-type="float" office:value="0" calcext:value-type="float">
            <text:p>0</text:p>
          </table:table-cell>
          <table:table-cell table:formula="of:=[.G88]-[.G6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table:number-columns-repeated="4"/>
          <table:table-cell table:formula="of:=[.E89]-[.E69]" office:value-type="float" office:value="0" calcext:value-type="float">
            <text:p>0</text:p>
          </table:table-cell>
          <table:table-cell table:formula="of:=[.F89]-[.F69]" office:value-type="float" office:value="0" calcext:value-type="float">
            <text:p>0</text:p>
          </table:table-cell>
          <table:table-cell table:formula="of:=[.G89]-[.G6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formula="of:=[.E90]-[.E70]" office:value-type="float" office:value="0" calcext:value-type="float">
            <text:p>0</text:p>
          </table:table-cell>
          <table:table-cell table:formula="of:=[.F90]-[.F70]" office:value-type="float" office:value="0" calcext:value-type="float">
            <text:p>0</text:p>
          </table:table-cell>
          <table:table-cell table:formula="of:=[.G90]-[.G7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-94.79" calcext:value-type="float">
            <text:p>-94.79</text:p>
          </table:table-cell>
          <table:table-cell office:value-type="float" office:value="-54.28" calcext:value-type="float">
            <text:p>-54.28</text:p>
          </table:table-cell>
          <table:table-cell office:value-type="float" office:value="-76.84" calcext:value-type="float">
            <text:p>-76.84</text:p>
          </table:table-cell>
          <table:table-cell/>
          <table:table-cell table:formula="of:=[.E91]-[.E71]" office:value-type="float" office:value="0" calcext:value-type="float">
            <text:p>0</text:p>
          </table:table-cell>
          <table:table-cell table:formula="of:=[.F91]-[.F71]" office:value-type="float" office:value="0" calcext:value-type="float">
            <text:p>0</text:p>
          </table:table-cell>
          <table:table-cell table:formula="of:=[.G91]-[.G7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table:number-columns-repeated="4"/>
          <table:table-cell table:formula="of:=[.E92]-[.E72]" office:value-type="float" office:value="0" calcext:value-type="float">
            <text:p>0</text:p>
          </table:table-cell>
          <table:table-cell table:formula="of:=[.F92]-[.F72]" office:value-type="float" office:value="0" calcext:value-type="float">
            <text:p>0</text:p>
          </table:table-cell>
          <table:table-cell table:formula="of:=[.G92]-[.G7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float" office:value="-64.86" calcext:value-type="float">
            <text:p>-64.86</text:p>
          </table:table-cell>
          <table:table-cell office:value-type="float" office:value="-52" calcext:value-type="float">
            <text:p>-52</text:p>
          </table:table-cell>
          <table:table-cell office:value-type="float" office:value="-63.29" calcext:value-type="float">
            <text:p>-63.29</text:p>
          </table:table-cell>
          <table:table-cell/>
          <table:table-cell table:formula="of:=[.E93]-[.E73]" office:value-type="float" office:value="0" calcext:value-type="float">
            <text:p>0</text:p>
          </table:table-cell>
          <table:table-cell table:formula="of:=[.F93]-[.F73]" office:value-type="float" office:value="-4.64" calcext:value-type="float">
            <text:p>-4.64</text:p>
          </table:table-cell>
          <table:table-cell table:formula="of:=[.G93]-[.G7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-64.86" calcext:value-type="float">
            <text:p>-64.86</text:p>
          </table:table-cell>
          <table:table-cell office:value-type="float" office:value="-48.12" calcext:value-type="float">
            <text:p>-48.12</text:p>
          </table:table-cell>
          <table:table-cell office:value-type="float" office:value="-69.74" calcext:value-type="float">
            <text:p>-69.74</text:p>
          </table:table-cell>
          <table:table-cell/>
          <table:table-cell table:formula="of:=[.E94]-[.E74]" office:value-type="float" office:value="0" calcext:value-type="float">
            <text:p>0</text:p>
          </table:table-cell>
          <table:table-cell table:formula="of:=[.F94]-[.F74]" office:value-type="float" office:value="0" calcext:value-type="float">
            <text:p>0</text:p>
          </table:table-cell>
          <table:table-cell table:formula="of:=[.G94]-[.G7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-64.86" calcext:value-type="float">
            <text:p>-64.86</text:p>
          </table:table-cell>
          <table:table-cell office:value-type="float" office:value="-52.86" calcext:value-type="float">
            <text:p>-52.86</text:p>
          </table:table-cell>
          <table:table-cell office:value-type="float" office:value="-65.07" calcext:value-type="float">
            <text:p>-65.07</text:p>
          </table:table-cell>
          <table:table-cell/>
          <table:table-cell table:formula="of:=[.E95]-[.E75]" office:value-type="float" office:value="0" calcext:value-type="float">
            <text:p>0</text:p>
          </table:table-cell>
          <table:table-cell table:formula="of:=[.F95]-[.F75]" office:value-type="float" office:value="-4.7" calcext:value-type="float">
            <text:p>-4.7</text:p>
          </table:table-cell>
          <table:table-cell table:formula="of:=[.G95]-[.G75]" office:value-type="float" office:value="-0.0200000000000102" calcext:value-type="float">
            <text:p>-0.02000000000001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float" office:value="-80.11" calcext:value-type="float">
            <text:p>-80.11</text:p>
          </table:table-cell>
          <table:table-cell office:value-type="float" office:value="-51.8" calcext:value-type="float">
            <text:p>-51.8</text:p>
          </table:table-cell>
          <table:table-cell office:value-type="float" office:value="-62.17" calcext:value-type="float">
            <text:p>-62.17</text:p>
          </table:table-cell>
          <table:table-cell/>
          <table:table-cell table:formula="of:=[.E96]-[.E76]" office:value-type="float" office:value="0" calcext:value-type="float">
            <text:p>0</text:p>
          </table:table-cell>
          <table:table-cell table:formula="of:=[.F96]-[.F76]" office:value-type="float" office:value="-5.16" calcext:value-type="float">
            <text:p>-5.16</text:p>
          </table:table-cell>
          <table:table-cell table:formula="of:=[.G96]-[.G76]" office:value-type="float" office:value="-0.00999999999999801" calcext:value-type="float">
            <text:p>-0.009999999999998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-80.11" calcext:value-type="float">
            <text:p>-80.11</text:p>
          </table:table-cell>
          <table:table-cell office:value-type="float" office:value="-48.66" calcext:value-type="float">
            <text:p>-48.66</text:p>
          </table:table-cell>
          <table:table-cell office:value-type="float" office:value="-71.63" calcext:value-type="float">
            <text:p>-71.63</text:p>
          </table:table-cell>
          <table:table-cell/>
          <table:table-cell table:formula="of:=[.E97]-[.E77]" office:value-type="float" office:value="0" calcext:value-type="float">
            <text:p>0</text:p>
          </table:table-cell>
          <table:table-cell table:formula="of:=[.F97]-[.F77]" office:value-type="float" office:value="0" calcext:value-type="float">
            <text:p>0</text:p>
          </table:table-cell>
          <table:table-cell table:formula="of:=[.G97]-[.G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float" office:value="-80.11" calcext:value-type="float">
            <text:p>-80.11</text:p>
          </table:table-cell>
          <table:table-cell office:value-type="float" office:value="-52.72" calcext:value-type="float">
            <text:p>-52.72</text:p>
          </table:table-cell>
          <table:table-cell office:value-type="float" office:value="-64.35" calcext:value-type="float">
            <text:p>-64.35</text:p>
          </table:table-cell>
          <table:table-cell/>
          <table:table-cell table:formula="of:=[.E98]-[.E78]" office:value-type="float" office:value="0" calcext:value-type="float">
            <text:p>0</text:p>
          </table:table-cell>
          <table:table-cell table:formula="of:=[.F98]-[.F78]" office:value-type="float" office:value="-5.12" calcext:value-type="float">
            <text:p>-5.12</text:p>
          </table:table-cell>
          <table:table-cell table:formula="of:=[.G98]-[.G7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float" office:value="-86.21" calcext:value-type="float">
            <text:p>-86.21</text:p>
          </table:table-cell>
          <table:table-cell office:value-type="float" office:value="-52.66" calcext:value-type="float">
            <text:p>-52.66</text:p>
          </table:table-cell>
          <table:table-cell office:value-type="float" office:value="-63.64" calcext:value-type="float">
            <text:p>-63.64</text:p>
          </table:table-cell>
          <table:table-cell/>
          <table:table-cell table:formula="of:=[.E99]-[.E79]" office:value-type="float" office:value="0" calcext:value-type="float">
            <text:p>0</text:p>
          </table:table-cell>
          <table:table-cell table:formula="of:=[.F99]-[.F79]" office:value-type="float" office:value="-5" calcext:value-type="float">
            <text:p>-5</text:p>
          </table:table-cell>
          <table:table-cell table:formula="of:=[.G99]-[.G7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-86.21" calcext:value-type="float">
            <text:p>-86.21</text:p>
          </table:table-cell>
          <table:table-cell office:value-type="float" office:value="-49.74" calcext:value-type="float">
            <text:p>-49.74</text:p>
          </table:table-cell>
          <table:table-cell office:value-type="float" office:value="-73.84" calcext:value-type="float">
            <text:p>-73.84</text:p>
          </table:table-cell>
          <table:table-cell/>
          <table:table-cell table:formula="of:=[.E100]-[.E80]" office:value-type="float" office:value="0" calcext:value-type="float">
            <text:p>0</text:p>
          </table:table-cell>
          <table:table-cell table:formula="of:=[.F100]-[.F80]" office:value-type="float" office:value="-0.019999999999996" calcext:value-type="float">
            <text:p>-0.019999999999996</text:p>
          </table:table-cell>
          <table:table-cell table:formula="of:=[.G100]-[.G8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table:number-columns-repeated="4"/>
          <table:table-cell table:formula="of:=[.E101]-[.E81]" office:value-type="float" office:value="0" calcext:value-type="float">
            <text:p>0</text:p>
          </table:table-cell>
          <table:table-cell table:formula="of:=[.F101]-[.F81]" office:value-type="float" office:value="0" calcext:value-type="float">
            <text:p>0</text:p>
          </table:table-cell>
          <table:table-cell table:formula="of:=[.G101]-[.G8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/>
          <table:table-cell table:formula="of:=MIN([.J64:.J81])" office:value-type="float" office:value="-5.16" calcext:value-type="float">
            <text:p>-5.16</text:p>
          </table:table-cell>
          <table:table-cell table:formula="of:=MIN([.K64:.K81])" office:value-type="float" office:value="-0.0900000000000034" calcext:value-type="float">
            <text:p>-0.0900000000000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GM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float" office:value="-84.02" calcext:value-type="float">
            <text:p>-84.02</text:p>
          </table:table-cell>
          <table:table-cell office:value-type="float" office:value="-59.05" calcext:value-type="float">
            <text:p>-59.05</text:p>
          </table:table-cell>
          <table:table-cell office:value-type="float" office:value="-68" calcext:value-type="float">
            <text:p>-68</text:p>
          </table:table-cell>
          <table:table-cell/>
          <table:table-cell table:formula="of:=[.E104]-[.E84]" office:value-type="float" office:value="84.02" calcext:value-type="float">
            <text:p>84.02</text:p>
          </table:table-cell>
          <table:table-cell table:formula="of:=[.F104]-[.F84]" office:value-type="float" office:value="59.05" calcext:value-type="float">
            <text:p>59.05</text:p>
          </table:table-cell>
          <table:table-cell table:formula="of:=[.G104]-[.G84]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-84.02" calcext:value-type="float">
            <text:p>-84.02</text:p>
          </table:table-cell>
          <table:table-cell office:value-type="float" office:value="-53.13" calcext:value-type="float">
            <text:p>-53.13</text:p>
          </table:table-cell>
          <table:table-cell office:value-type="float" office:value="-73.95" calcext:value-type="float">
            <text:p>-73.95</text:p>
          </table:table-cell>
          <table:table-cell/>
          <table:table-cell table:formula="of:=[.E105]-[.E85]" office:value-type="float" office:value="84.02" calcext:value-type="float">
            <text:p>84.02</text:p>
          </table:table-cell>
          <table:table-cell table:formula="of:=[.F105]-[.F85]" office:value-type="float" office:value="53.13" calcext:value-type="float">
            <text:p>53.13</text:p>
          </table:table-cell>
          <table:table-cell table:formula="of:=[.G105]-[.G85]" office:value-type="float" office:value="73.95" calcext:value-type="float">
            <text:p>73.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-84.02" calcext:value-type="float">
            <text:p>-84.02</text:p>
          </table:table-cell>
          <table:table-cell office:value-type="float" office:value="-60.12" calcext:value-type="float">
            <text:p>-60.12</text:p>
          </table:table-cell>
          <table:table-cell office:value-type="float" office:value="-70.01" calcext:value-type="float">
            <text:p>-70.01</text:p>
          </table:table-cell>
          <table:table-cell/>
          <table:table-cell table:formula="of:=[.E106]-[.E86]" office:value-type="float" office:value="84.02" calcext:value-type="float">
            <text:p>84.02</text:p>
          </table:table-cell>
          <table:table-cell table:formula="of:=[.F106]-[.F86]" office:value-type="float" office:value="60.12" calcext:value-type="float">
            <text:p>60.12</text:p>
          </table:table-cell>
          <table:table-cell table:formula="of:=[.G106]-[.G86]" office:value-type="float" office:value="70.01" calcext:value-type="float">
            <text:p>70.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float" office:value="-91.68" calcext:value-type="float">
            <text:p>-91.68</text:p>
          </table:table-cell>
          <table:table-cell office:value-type="float" office:value="-59.84" calcext:value-type="float">
            <text:p>-59.84</text:p>
          </table:table-cell>
          <table:table-cell office:value-type="float" office:value="-68.68" calcext:value-type="float">
            <text:p>-68.68</text:p>
          </table:table-cell>
          <table:table-cell/>
          <table:table-cell table:formula="of:=[.E107]-[.E87]" office:value-type="float" office:value="91.68" calcext:value-type="float">
            <text:p>91.68</text:p>
          </table:table-cell>
          <table:table-cell table:formula="of:=[.F107]-[.F87]" office:value-type="float" office:value="59.84" calcext:value-type="float">
            <text:p>59.84</text:p>
          </table:table-cell>
          <table:table-cell table:formula="of:=[.G107]-[.G87]" office:value-type="float" office:value="68.68" calcext:value-type="float">
            <text:p>68.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-91.68" calcext:value-type="float">
            <text:p>-91.68</text:p>
          </table:table-cell>
          <table:table-cell office:value-type="float" office:value="-53.94" calcext:value-type="float">
            <text:p>-53.94</text:p>
          </table:table-cell>
          <table:table-cell office:value-type="float" office:value="-75.95" calcext:value-type="float">
            <text:p>-75.95</text:p>
          </table:table-cell>
          <table:table-cell/>
          <table:table-cell table:formula="of:=[.E108]-[.E88]" office:value-type="float" office:value="91.68" calcext:value-type="float">
            <text:p>91.68</text:p>
          </table:table-cell>
          <table:table-cell table:formula="of:=[.F108]-[.F88]" office:value-type="float" office:value="53.94" calcext:value-type="float">
            <text:p>53.94</text:p>
          </table:table-cell>
          <table:table-cell table:formula="of:=[.G108]-[.G88]" office:value-type="float" office:value="75.95" calcext:value-type="float">
            <text:p>75.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table:number-columns-repeated="4"/>
          <table:table-cell table:formula="of:=[.E109]-[.E89]" office:value-type="float" office:value="0" calcext:value-type="float">
            <text:p>0</text:p>
          </table:table-cell>
          <table:table-cell table:formula="of:=[.F109]-[.F89]" office:value-type="float" office:value="0" calcext:value-type="float">
            <text:p>0</text:p>
          </table:table-cell>
          <table:table-cell table:formula="of:=[.G109]-[.G8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number-columns-repeated="4"/>
          <table:table-cell table:formula="of:=[.E110]-[.E90]" office:value-type="float" office:value="0" calcext:value-type="float">
            <text:p>0</text:p>
          </table:table-cell>
          <table:table-cell table:formula="of:=[.F110]-[.F90]" office:value-type="float" office:value="0" calcext:value-type="float">
            <text:p>0</text:p>
          </table:table-cell>
          <table:table-cell table:formula="of:=[.G110]-[.G9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-94.79" calcext:value-type="float">
            <text:p>-94.79</text:p>
          </table:table-cell>
          <table:table-cell office:value-type="float" office:value="-54.28" calcext:value-type="float">
            <text:p>-54.28</text:p>
          </table:table-cell>
          <table:table-cell office:value-type="float" office:value="-76.84" calcext:value-type="float">
            <text:p>-76.84</text:p>
          </table:table-cell>
          <table:table-cell/>
          <table:table-cell table:formula="of:=[.E111]-[.E91]" office:value-type="float" office:value="94.79" calcext:value-type="float">
            <text:p>94.79</text:p>
          </table:table-cell>
          <table:table-cell table:formula="of:=[.F111]-[.F91]" office:value-type="float" office:value="54.28" calcext:value-type="float">
            <text:p>54.28</text:p>
          </table:table-cell>
          <table:table-cell table:formula="of:=[.G111]-[.G91]" office:value-type="float" office:value="76.84" calcext:value-type="float">
            <text:p>76.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table:number-columns-repeated="4"/>
          <table:table-cell table:formula="of:=[.E112]-[.E92]" office:value-type="float" office:value="0" calcext:value-type="float">
            <text:p>0</text:p>
          </table:table-cell>
          <table:table-cell table:formula="of:=[.F112]-[.F92]" office:value-type="float" office:value="0" calcext:value-type="float">
            <text:p>0</text:p>
          </table:table-cell>
          <table:table-cell table:formula="of:=[.G112]-[.G9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float" office:value="-64.86" calcext:value-type="float">
            <text:p>-64.86</text:p>
          </table:table-cell>
          <table:table-cell office:value-type="float" office:value="-56.64" calcext:value-type="float">
            <text:p>-56.64</text:p>
          </table:table-cell>
          <table:table-cell office:value-type="float" office:value="-63.29" calcext:value-type="float">
            <text:p>-63.29</text:p>
          </table:table-cell>
          <table:table-cell/>
          <table:table-cell table:formula="of:=[.E113]-[.E93]" office:value-type="float" office:value="64.86" calcext:value-type="float">
            <text:p>64.86</text:p>
          </table:table-cell>
          <table:table-cell table:formula="of:=[.F113]-[.F93]" office:value-type="float" office:value="56.64" calcext:value-type="float">
            <text:p>56.64</text:p>
          </table:table-cell>
          <table:table-cell table:formula="of:=[.G113]-[.G93]" office:value-type="float" office:value="63.29" calcext:value-type="float">
            <text:p>63.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-64.86" calcext:value-type="float">
            <text:p>-64.86</text:p>
          </table:table-cell>
          <table:table-cell office:value-type="float" office:value="-48.12" calcext:value-type="float">
            <text:p>-48.12</text:p>
          </table:table-cell>
          <table:table-cell office:value-type="float" office:value="-69.74" calcext:value-type="float">
            <text:p>-69.74</text:p>
          </table:table-cell>
          <table:table-cell/>
          <table:table-cell table:formula="of:=[.E114]-[.E94]" office:value-type="float" office:value="64.86" calcext:value-type="float">
            <text:p>64.86</text:p>
          </table:table-cell>
          <table:table-cell table:formula="of:=[.F114]-[.F94]" office:value-type="float" office:value="48.12" calcext:value-type="float">
            <text:p>48.12</text:p>
          </table:table-cell>
          <table:table-cell table:formula="of:=[.G114]-[.G94]" office:value-type="float" office:value="69.74" calcext:value-type="float">
            <text:p>69.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-64.86" calcext:value-type="float">
            <text:p>-64.86</text:p>
          </table:table-cell>
          <table:table-cell office:value-type="float" office:value="-57.56" calcext:value-type="float">
            <text:p>-57.56</text:p>
          </table:table-cell>
          <table:table-cell office:value-type="float" office:value="-65.09" calcext:value-type="float">
            <text:p>-65.09</text:p>
          </table:table-cell>
          <table:table-cell/>
          <table:table-cell table:formula="of:=[.E115]-[.E95]" office:value-type="float" office:value="64.86" calcext:value-type="float">
            <text:p>64.86</text:p>
          </table:table-cell>
          <table:table-cell table:formula="of:=[.F115]-[.F95]" office:value-type="float" office:value="57.56" calcext:value-type="float">
            <text:p>57.56</text:p>
          </table:table-cell>
          <table:table-cell table:formula="of:=[.G115]-[.G95]" office:value-type="float" office:value="65.09" calcext:value-type="float">
            <text:p>65.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float" office:value="-80.11" calcext:value-type="float">
            <text:p>-80.11</text:p>
          </table:table-cell>
          <table:table-cell office:value-type="float" office:value="-56.96" calcext:value-type="float">
            <text:p>-56.96</text:p>
          </table:table-cell>
          <table:table-cell office:value-type="float" office:value="-62.18" calcext:value-type="float">
            <text:p>-62.18</text:p>
          </table:table-cell>
          <table:table-cell/>
          <table:table-cell table:formula="of:=[.E116]-[.E96]" office:value-type="float" office:value="80.11" calcext:value-type="float">
            <text:p>80.11</text:p>
          </table:table-cell>
          <table:table-cell table:formula="of:=[.F116]-[.F96]" office:value-type="float" office:value="56.96" calcext:value-type="float">
            <text:p>56.96</text:p>
          </table:table-cell>
          <table:table-cell table:formula="of:=[.G116]-[.G96]" office:value-type="float" office:value="62.18" calcext:value-type="float">
            <text:p>62.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-80.11" calcext:value-type="float">
            <text:p>-80.11</text:p>
          </table:table-cell>
          <table:table-cell office:value-type="float" office:value="-48.66" calcext:value-type="float">
            <text:p>-48.66</text:p>
          </table:table-cell>
          <table:table-cell office:value-type="float" office:value="-71.63" calcext:value-type="float">
            <text:p>-71.63</text:p>
          </table:table-cell>
          <table:table-cell/>
          <table:table-cell table:formula="of:=[.E117]-[.E97]" office:value-type="float" office:value="80.11" calcext:value-type="float">
            <text:p>80.11</text:p>
          </table:table-cell>
          <table:table-cell table:formula="of:=[.F117]-[.F97]" office:value-type="float" office:value="48.66" calcext:value-type="float">
            <text:p>48.66</text:p>
          </table:table-cell>
          <table:table-cell table:formula="of:=[.G117]-[.G97]" office:value-type="float" office:value="71.63" calcext:value-type="float">
            <text:p>71.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float" office:value="-80.11" calcext:value-type="float">
            <text:p>-80.11</text:p>
          </table:table-cell>
          <table:table-cell office:value-type="float" office:value="-57.84" calcext:value-type="float">
            <text:p>-57.84</text:p>
          </table:table-cell>
          <table:table-cell office:value-type="float" office:value="-64.35" calcext:value-type="float">
            <text:p>-64.35</text:p>
          </table:table-cell>
          <table:table-cell/>
          <table:table-cell table:formula="of:=[.E118]-[.E98]" office:value-type="float" office:value="80.11" calcext:value-type="float">
            <text:p>80.11</text:p>
          </table:table-cell>
          <table:table-cell table:formula="of:=[.F118]-[.F98]" office:value-type="float" office:value="57.84" calcext:value-type="float">
            <text:p>57.84</text:p>
          </table:table-cell>
          <table:table-cell table:formula="of:=[.G118]-[.G98]"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float" office:value="-86.21" calcext:value-type="float">
            <text:p>-86.21</text:p>
          </table:table-cell>
          <table:table-cell office:value-type="float" office:value="-57.66" calcext:value-type="float">
            <text:p>-57.66</text:p>
          </table:table-cell>
          <table:table-cell office:value-type="float" office:value="-63.64" calcext:value-type="float">
            <text:p>-63.64</text:p>
          </table:table-cell>
          <table:table-cell/>
          <table:table-cell table:formula="of:=[.E119]-[.E99]" office:value-type="float" office:value="86.21" calcext:value-type="float">
            <text:p>86.21</text:p>
          </table:table-cell>
          <table:table-cell table:formula="of:=[.F119]-[.F99]" office:value-type="float" office:value="57.66" calcext:value-type="float">
            <text:p>57.66</text:p>
          </table:table-cell>
          <table:table-cell table:formula="of:=[.G119]-[.G99]" office:value-type="float" office:value="63.64" calcext:value-type="float">
            <text:p>63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-86.21" calcext:value-type="float">
            <text:p>-86.21</text:p>
          </table:table-cell>
          <table:table-cell office:value-type="float" office:value="-49.76" calcext:value-type="float">
            <text:p>-49.76</text:p>
          </table:table-cell>
          <table:table-cell office:value-type="float" office:value="-73.84" calcext:value-type="float">
            <text:p>-73.84</text:p>
          </table:table-cell>
          <table:table-cell/>
          <table:table-cell table:formula="of:=[.E120]-[.E100]" office:value-type="float" office:value="86.21" calcext:value-type="float">
            <text:p>86.21</text:p>
          </table:table-cell>
          <table:table-cell table:formula="of:=[.F120]-[.F100]" office:value-type="float" office:value="49.76" calcext:value-type="float">
            <text:p>49.76</text:p>
          </table:table-cell>
          <table:table-cell table:formula="of:=[.G120]-[.G100]" office:value-type="float" office:value="73.84" calcext:value-type="float">
            <text:p>73.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table:number-columns-repeated="4"/>
          <table:table-cell table:formula="of:=[.E121]-[.E101]" office:value-type="float" office:value="0" calcext:value-type="float">
            <text:p>0</text:p>
          </table:table-cell>
          <table:table-cell table:formula="of:=[.F121]-[.F101]" office:value-type="float" office:value="0" calcext:value-type="float">
            <text:p>0</text:p>
          </table:table-cell>
          <table:table-cell table:formula="of:=[.G121]-[.G10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MIN([.J84:.J101])" office:value-type="float" office:value="0" calcext:value-type="float">
            <text:p>0</text:p>
          </table:table-cell>
          <table:table-cell table:formula="of:=MIN([.K84:.K101]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0:13:36.763686248</meta:creation-date>
    <dc:date>2025-07-16T17:18:25.224929107</dc:date>
    <meta:editing-duration>PT6H15M2S</meta:editing-duration>
    <meta:editing-cycles>1</meta:editing-cycles>
    <meta:document-statistic meta:table-count="1" meta:cell-count="771" meta:object-count="0"/>
    <meta:generator>LibreOffice/24.8.7.2$Linux_X86_64 LibreOffice_project/480$Build-2</meta:generator>
  </office:meta>
</office:document-meta>
</file>